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743a"/>
    </style:style>
    <style:style style:name="P6" style:family="paragraph" style:parent-style-name="Standard">
      <style:paragraph-properties fo:text-align="start" style:justify-single-word="false"/>
      <style:text-properties style:font-name="Arial Rounded MT Bold" fo:font-size="10pt" officeooo:paragraph-rsid="0018743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907fa" style:font-size-asian="8.75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907fa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907fa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907fa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officeooo:paragraph-rsid="001907fa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907fa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c6448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dcfa0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ab7e7" style:font-size-asian="8.75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ab7e7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fo:font-style="italic" style:text-underline-style="none" fo:font-weight="bold" officeooo:rsid="00064c71" officeooo:paragraph-rsid="001dcfa0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1f2771"/>
    </style:style>
    <style:style style:name="T2" style:family="text">
      <style:text-properties officeooo:rsid="0018743a"/>
    </style:style>
    <style:style style:name="T3" style:family="text">
      <style:text-properties fo:color="#c9211e" loext:opacity="100%"/>
    </style:style>
    <style:style style:name="T4" style:family="text">
      <style:text-properties officeooo:rsid="0007dd6b"/>
    </style:style>
    <style:style style:name="T5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loext:opacity="100%" fo:font-weight="bold" officeooo:rsid="0018743a" style:font-weight-asian="bold" style:font-weight-complex="bold"/>
    </style:style>
    <style:style style:name="T7" style:family="text">
      <style:text-properties fo:color="#c9211e" loext:opacity="100%" fo:font-style="italic" style:font-style-asian="italic" style:font-style-complex="italic"/>
    </style:style>
    <style:style style:name="T8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0" style:family="text">
      <style:text-properties fo:color="#ffffff" loext:opacity="100%" style:font-name="Arial Rounded MT Bold" fo:font-size="10pt" fo:font-weight="bold" officeooo:rsid="0018743a" style:font-size-asian="8.75pt" style:font-weight-asian="bold" style:font-size-complex="10pt" style:font-weight-complex="bold"/>
    </style:style>
    <style:style style:name="T11" style:family="text">
      <style:text-properties style:font-name="Arial Rounded MT Bold" fo:font-size="10pt" style:font-size-asian="10pt" style:font-size-complex="10pt"/>
    </style:style>
    <style:style style:name="T12" style:family="text">
      <style:text-properties style:font-name="Arial Rounded MT Bold" fo:font-size="10pt" officeooo:rsid="0018743a" style:font-size-asian="10pt" style:font-size-complex="10pt"/>
    </style:style>
    <style:style style:name="T13" style:family="text">
      <style:text-properties fo:color="#ffffff" loext:opacity="100%"/>
    </style:style>
    <style:style style:name="T14" style:family="text">
      <style:text-properties officeooo:rsid="001907fa"/>
    </style:style>
    <style:style style:name="T15" style:family="text">
      <style:text-properties fo:color="#ffffff" loext:opacity="100%" officeooo:rsid="001907fa"/>
    </style:style>
    <style:style style:name="T16" style:family="text">
      <style:text-properties fo:color="#ffffff" loext:opacity="100%" fo:font-weight="bold" officeooo:rsid="001907fa" style:font-weight-asian="bold" style:font-weight-complex="bold"/>
    </style:style>
    <style:style style:name="T17" style:family="text">
      <style:text-properties fo:color="#ffffff" loext:opacity="100%" style:font-name="Arial Rounded MT Bold" fo:font-size="10pt" fo:font-weight="bold" officeooo:rsid="001907fa" style:font-size-asian="8.75pt" style:font-weight-asian="bold" style:font-size-complex="10pt" style:font-weight-complex="bold"/>
    </style:style>
    <style:style style:name="T18" style:family="text">
      <style:text-properties officeooo:rsid="001c6448"/>
    </style:style>
    <style:style style:name="T19" style:family="text">
      <style:text-properties officeooo:rsid="001deeff"/>
    </style:style>
    <style:style style:name="T20" style:family="text">
      <style:text-properties officeooo:rsid="001ab7e7"/>
    </style:style>
    <style:style style:name="T21" style:family="text">
      <style:text-properties officeooo:rsid="001dc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<text:span text:style-name="T1">3</text:span>) <text:span text:style-name="T2">VENTA DE BEBIDAS</text:span></text:p>
      <text:p text:style-name="P2"/>
      <text:p text:style-name="P2"/>
      <text:p text:style-name="P3"><text:span text:style-name="T3">Rol de usuario</text:span>: <text:span text:style-name="T2">Persona</text:span>, <text:span text:style-name="T2">Usuario Registrado</text:span></text:p>
      <text:p text:style-name="P3"><text:span text:style-name="T3">HU</text:span>: <text:span text:style-name="T2">Registrar</text:span> <text:span text:style-name="T2">Usuario</text:span>, <text:span text:style-name="T2">Comprar</text:span><text:span text:style-name="T4"> </text:span><text:span text:style-name="T2">Bebida</text:span></text:p>
      <text:p text:style-name="P3"/>
      <text:p text:style-name="P3"/>
      <text:p text:style-name="P3"><text:span text:style-name="T5">ID:</text:span><text:span text:style-name="T3"> </text:span><text:span text:style-name="T6">Registrar Usuario</text:span></text:p>
      <text:p text:style-name="P4"><text:span text:style-name="T7">Título: </text:span>Como <text:span text:style-name="T2">Persona</text:span> <text:span text:style-name="T2">quiero registrarme en el sistema para comprar bebidas.</text:span></text:p>
      <text:p text:style-name="P5"><text:span text:style-name="T8">Reglas de Negocio:</text:span><text:span text:style-name="T9"> </text:span><text:span text:style-name="T10">Solo s</text:span><text:span text:style-name="T11">e permite que se registren al sitio personas mayores a 18 años. </text:span><text:span text:style-name="T12">El mail de la persona debe ser único.</text:span></text:p>
      <text:p text:style-name="P6"/>
      <text:p text:style-name="P7">Escenario 1: <text:span text:style-name="T2">Registro</text:span> exitos<text:span text:style-name="T2">o</text:span></text:p>
      <text:p text:style-name="P8">Dado el mail “pepe123@hotmailcom<text:span text:style-name="T13">”</text:span> no se encuentra en el sistema y la edad de la persona “23”</text:p>
      <text:p text:style-name="P9">Cuando se ingresa el nombre “Pepe”, el apellido “Perez”, el mail “pepe123@hotmail.com” y la edad “23” <text:span text:style-name="T14">y se presiona “Registrarme”.</text:span></text:p>
      <text:p text:style-name="P8">Entonces el sistema registra a la persona, genera una contraseña y la envía al mail ingresado en el registro.</text:p>
      <text:p text:style-name="P8"/>
      <text:p text:style-name="P7">Escenario <text:span text:style-name="T2">2</text:span>: <text:span text:style-name="T2">Registro</text:span> <text:span text:style-name="T2">fallido por mail repetido</text:span></text:p>
      <text:p text:style-name="P8">Dado el mail “jorge678@hotmail.com<text:span text:style-name="T13">”</text:span> ya se encuentra en el sistema y la edad de la persona “40”</text:p>
      <text:p text:style-name="P9">Cuando se ingresa el nombre “Jorge”, el apellido “Rodriguez”, el mail “jorge678@hotmail.com” y la edad “40” <text:span text:style-name="T14">y se presiona “Registrarme”.</text:span></text:p>
      <text:p text:style-name="P8">Entonces el sistema informa un error debido a que el mail ya se encuentra registrado en el sistema.</text:p>
      <text:p text:style-name="P8"/>
      <text:p text:style-name="P7">Escenario <text:span text:style-name="T2">3:</text:span> <text:span text:style-name="T2">Registro</text:span> <text:span text:style-name="T2">fallido por persona menor de edad</text:span></text:p>
      <text:p text:style-name="P8">Dado el mail “tito777@hotmail.com<text:span text:style-name="T13">”</text:span> no se encuentra en el sistema y la edad de la persona “15”</text:p>
      <text:p text:style-name="P8">Cuando se ingresa el nombre “Tito”, el apellido “Martinez”, el mail “tito777@hotmail.com” y la edad “<text:span text:style-name="T14">15</text:span>” <text:span text:style-name="T14">y se presiona “Registrarme”.</text:span></text:p>
      <text:p text:style-name="P8">Entonces el sistema informa un error <text:span text:style-name="T14">y muestra en pantalla el texto de la ley que impide la venta de bebidas alcohólicas a menores</text:span>.</text:p>
      <text:p text:style-name="P8"/>
      <text:p text:style-name="P10"><text:span text:style-name="T5">ID:</text:span><text:span text:style-name="T3"> </text:span><text:span text:style-name="T15">Comprar </text:span><text:span text:style-name="T16">Bebida</text:span></text:p>
      <text:p text:style-name="P11"><text:span text:style-name="T7">Título: </text:span>Como <text:span text:style-name="T14">Usuario Registrado</text:span> <text:span text:style-name="T2">quiero comprar bebidas </text:span><text:span text:style-name="T14">en el sistema</text:span><text:span text:style-name="T2">.</text:span></text:p>
      <text:p text:style-name="P12"><text:span text:style-name="T8">Reglas de Negocio:</text:span><text:span text:style-name="T9"> </text:span><text:span text:style-name="T10">- </text:span><text:span text:style-name="T17">(preguntar Inicio de Sesión)</text:span></text:p>
      <text:p text:style-name="P13"/>
      <text:p text:style-name="P14">Escenario 1: <text:span text:style-name="T14">Compra</text:span> exitos<text:span text:style-name="T14">a para Usuario Premiun</text:span></text:p>
      <text:p text:style-name="P9">Dado <text:span text:style-name="T14">el usuario “</text:span><text:span text:style-name="T18">jonashariyo” </text:span><text:span text:style-name="T14">es premiun y la compra </text:span><text:span text:style-name="T18">con el precio “$</text:span><text:span text:style-name="T19">2</text:span><text:span text:style-name="T18">000” </text:span><text:span text:style-name="T14">es por </text:span><text:span text:style-name="T19">menos</text:span><text:span text:style-name="T20"> de $4500</text:span></text:p>
      <text:p text:style-name="P9">Cuando <text:span text:style-name="T18">el usuario selecciona todos los productos que desea comprar y presiona “Comprar”</text:span></text:p>
      <text:p text:style-name="P9">Entonces <text:span text:style-name="T18">el sistema aplica el descuento por usuario premiun e informa el total menos el 20%.</text:span></text:p>
      <text:p text:style-name="P9"/>
      <text:p text:style-name="P14">Escenario <text:span text:style-name="T2">2</text:span>: <text:span text:style-name="T14">Compra</text:span> <text:span text:style-name="T14">exitosa por </text:span><text:span text:style-name="T19">más</text:span><text:span text:style-name="T14"> de $4500</text:span></text:p>
      <text:p text:style-name="P15">Dado <text:span text:style-name="T14">el usuario “</text:span><text:span text:style-name="T18">pepe123” no </text:span><text:span text:style-name="T14">es premiun y la compra </text:span><text:span text:style-name="T18">con el precio “$</text:span><text:span text:style-name="T19">7</text:span><text:span text:style-name="T18">000” </text:span><text:span text:style-name="T14">es por </text:span><text:span text:style-name="T20">más de $4500</text:span></text:p>
      <text:p text:style-name="P15">Cuando <text:span text:style-name="T18">el usuario selecciona todos los productos que desea comprar y presiona “Comprar”</text:span></text:p>
      <text:p text:style-name="P15">Entonces <text:span text:style-name="T18">el sistema aplica el descuento por compra </text:span><text:span text:style-name="T19">mayor</text:span><text:span text:style-name="T18"> a “$4500” a e informa el total menos el 10%.</text:span></text:p>
      <text:p text:style-name="P9"/>
      <text:p text:style-name="P14">Escenario <text:span text:style-name="T2">3:</text:span> <text:span text:style-name="T14">Compra exitosa para Usuario Premiun y por </text:span><text:span text:style-name="T18">más</text:span><text:span text:style-name="T14"> de $4500</text:span></text:p>
      <text:p text:style-name="P15">Dado <text:span text:style-name="T14">el usuario “</text:span><text:span text:style-name="T18">jonashariyo” </text:span><text:span text:style-name="T14">es premiun y la compra </text:span><text:span text:style-name="T18">con el precio “$7000” </text:span><text:span text:style-name="T14">es por </text:span><text:span text:style-name="T19">más</text:span><text:span text:style-name="T20"> de $4500</text:span></text:p>
      <text:p text:style-name="P15">Cuando <text:span text:style-name="T18">el usuario selecciona todos los productos que desea comprar y presiona “Comprar”</text:span></text:p>
      <text:p text:style-name="P16">Entonces <text:span text:style-name="T18">el sistema aplica el descuento por compra </text:span><text:span text:style-name="T19">mayor</text:span><text:span text:style-name="T18"> a “$4500”, </text:span><text:span text:style-name="T21">aplica el descuento de usuario premiun</text:span><text:span text:style-name="T18"> e informa el total menos el </text:span><text:span text:style-name="T21">3</text:span><text:span text:style-name="T18">0%.</text:span></text:p>
      <text:p text:style-name="P9"/>
      <text:p text:style-name="P17">Escenario <text:span text:style-name="T20">4</text:span><text:span text:style-name="T2">:</text:span> <text:span text:style-name="T14">Compra exitosa p</text:span><text:span text:style-name="T18">ara Usuario normal y por menos de “$4500”</text:span></text:p>
      <text:p text:style-name="P15">Dado <text:span text:style-name="T14">el usuario “</text:span><text:span text:style-name="T18">jonashariyo” no </text:span><text:span text:style-name="T14">es premiun y la compra </text:span><text:span text:style-name="T18">con el precio “$3000” </text:span><text:span text:style-name="T14">es por </text:span><text:span text:style-name="T18">menos</text:span><text:span text:style-name="T20"> de $</text:span><text:span text:style-name="T18">4500</text:span></text:p>
      <text:p text:style-name="P15">Cuando <text:span text:style-name="T18">el usuario selecciona todos los productos que desea comprar y presiona “Comprar”</text:span></text:p>
      <text:p text:style-name="P18">Entonces <text:span text:style-name="T21">el sistema informa el precio final sin descuentos.</text:span>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3:52:15.061300900</meta:creation-date>
    <dc:date>2025-08-28T13:40:15.461658800</dc:date>
    <meta:editing-duration>PT1H15M9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37" meta:word-count="501" meta:character-count="2971" meta:non-whitespace-character-count="2505"/>
  </office:meta>
</office:document-meta>
</file>